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.328cm" fo:min-width="0.082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68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6cm" svg:height="0.6cm" draw:transform="rotate (1.5707963267949) translate (9.934cm 15.5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cm" svg:height="0.6cm" draw:transform="rotate (1.5707963267949) translate (9.934cm 14.9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cm" svg:height="0.6cm" draw:transform="rotate (1.5707963267949) translate (9.934cm 14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cm" svg:height="0.6cm" draw:transform="rotate (1.5707963267949) translate (10.534cm 15.5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cm" svg:height="0.6cm" draw:transform="rotate (1.5707963267949) translate (10.534cm 14.9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cm" svg:height="0.6cm" draw:transform="rotate (1.5707963267949) translate (10.534cm 14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" draw:text-style-name="P3" draw:layer="layout" svg:width="1.41cm" svg:height="0.63cm" svg:x="10.027cm" svg:y="15.544cm">
            <draw:text-box>
              <text:p text:style-name="P2"><text:span text:style-name="T1">fig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6:51.599493599</meta:creation-date>
    <dc:date>2018-03-22T12:27:07.632402693</dc:date>
    <meta:editing-duration>PT1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